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11b1" officeooo:paragraph-rsid="000711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25-july-2019</text:p>
      <text:p text:style-name="P1">//mutex lock for linux thread synchronization</text:p>
      <text:p text:style-name="P1">//threadsync.c</text:p>
      <text:p text:style-name="P1"/>
      <text:p text:style-name="P1"><text:s text:c="55"/></text:p>
      <text:p text:style-name="P1"/>
      <text:p text:style-name="P1">#include&lt;stdio.h&gt;</text:p>
      <text:p text:style-name="P1">#include&lt;string.h&gt;</text:p>
      <text:p text:style-name="P1">#include&lt;pthread.h&gt;</text:p>
      <text:p text:style-name="P1">#include&lt;stdlib.h&gt;</text:p>
      <text:p text:style-name="P1">#include&lt;unistd.h&gt;</text:p>
      <text:p text:style-name="P1"/>
      <text:p text:style-name="P1">pthread_t tid[2];</text:p>
      <text:p text:style-name="P1">int counter;</text:p>
      <text:p text:style-name="P1">pthread_mutex_t lock;</text:p>
      <text:p text:style-name="P1"/>
      <text:p text:style-name="P1">void* trythis(void <text:s/>*arg)</text:p>
      <text:p text:style-name="P1">{</text:p>
      <text:p text:style-name="P1">pthread_mutex_lock(&amp;lock);</text:p>
      <text:p text:style-name="P1">unsigned long i = 0;</text:p>
      <text:p text:style-name="P1">counter += 1;</text:p>
      <text:p text:style-name="P1">printf("\n Job %d has started\n", counter);</text:p>
      <text:p text:style-name="P1"/>
      <text:p text:style-name="P1">for(i=0; i&lt;(0xFFFFFFFF);i++);</text:p>
      <text:p text:style-name="P1">printf("\n Job %d has finished\n", counter);</text:p>
      <text:p text:style-name="P1">pthread_mutex_unlock(&amp;lock);</text:p>
      <text:p text:style-name="P1">return NULL;</text:p>
      <text:p text:style-name="P1">}</text:p>
      <text:p text:style-name="P1">int main(void)</text:p>
      <text:p text:style-name="P1">{</text:p>
      <text:p text:style-name="P1">int i = 0;</text:p>
      <text:p text:style-name="P1">int error;</text:p>
      <text:p text:style-name="P1"/>
      <text:p text:style-name="P1">if(pthread_mutex_init(&amp;lock, NULL) != 0)</text:p>
      <text:p text:style-name="P1">{</text:p>
      <text:p text:style-name="P1">printf("\n mutex init has failed\n");</text:p>
      <text:p text:style-name="P1">return 1;</text:p>
      <text:p text:style-name="P1">}</text:p>
      <text:p text:style-name="P1"/>
      <text:p text:style-name="P1">while(i &lt; 2)</text:p>
      <text:p text:style-name="P1">{</text:p>
      <text:p text:style-name="P1">error = pthread_create(&amp;(tid[i]), NULL, &amp;trythis, NULL);</text:p>
      <text:p text:style-name="P1">if (error != 0)</text:p>
      <text:p text:style-name="P1">printf("\nThread can't be created :[%s]", strerror(error));</text:p>
      <text:p text:style-name="P1">i++;</text:p>
      <text:p text:style-name="P1">}</text:p>
      <text:p text:style-name="P1">pthread_join(tid[0], NULL);</text:p>
      <text:p text:style-name="P1">pthread_join(tid[1], NULL);</text:p>
      <text:p text:style-name="P1">pthread_mutex_destroy(&amp;lock);</text:p>
      <text:p text:style-name="P1">return 0;</text:p>
      <text:p text:style-name="P1">}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o/p:-</text:p>
      <text:p text:style-name="P1"><text:s/></text:p>
      <text:p text:style-name="P1">mscit8@mscit8-H61H2-I3:~/geet$ nano threadsync.c</text:p>
      <text:p text:style-name="P1">mscit8@mscit8-H61H2-I3:~/geet$ gcc threadsync.c -lpthread</text:p>
      <text:p text:style-name="P1">mscit8@mscit8-H61H2-I3:~/geet$ ./a.out</text:p>
      <text:p text:style-name="P1"/>
      <text:p text:style-name="P1"><text:s/>Job 1 has started</text:p>
      <text:p text:style-name="P1"/>
      <text:p text:style-name="P1"><text:s/>Job 1 has finished</text:p>
      <text:p text:style-name="P1"/>
      <text:p text:style-name="P1"><text:s/>Job 2 has started</text:p>
      <text:p text:style-name="P1"/>
      <text:p text:style-name="P1"><text:s/>Job 2 has finished</text:p>
      <text:p text:style-name="P1">mscit8@mscit8-H61H2-I3:~/geet$ </text:p>
      <text:p text:style-name="P1"/>
      <text:p text:style-name="P1"/>
      <text:p text:style-name="P1"/>
      <text:p text:style-name="P1">reference :- </text:p>
      <text:p text:style-name="P1">https://www.geeksforgeeks.org/mutex-lock-for-linux-thread-synchronization/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//semapho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1:18:12.057675386</meta:creation-date>
    <dc:date>2019-07-25T11:24:06.390768320</dc:date>
    <meta:editing-duration>PT5M56S</meta:editing-duration>
    <meta:editing-cycles>1</meta:editing-cycles>
    <meta:document-statistic meta:table-count="0" meta:image-count="0" meta:object-count="0" meta:page-count="3" meta:paragraph-count="57" meta:word-count="133" meta:character-count="1226" meta:non-whitespace-character-count="1085"/>
    <meta:generator>LibreOffice/5.4.5.1$Linux_X86_64 LibreOffice_project/40m0$Build-1</meta:generator>
  </office:meta>
</office:document-meta>
</file>